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042in" table:align="left" style:writing-mode="lr-tb"/>
    </style:style>
    <style:style style:name="Table1.A" style:family="table-column">
      <style:table-column-properties style:column-width="1.0521in"/>
    </style:style>
    <style:style style:name="Table1.A1" style:family="table-cell">
      <style:table-cell-properties style:vertical-align="middle" fo:padding="0in" fo:border="none"/>
    </style:style>
    <style:style style:name="P1" style:family="paragraph" style:parent-style-name="Standard">
      <style:text-properties fo:font-weight="bold" officeooo:rsid="00161a19" officeooo:paragraph-rsid="00161a19" style:font-weight-asian="bold" style:font-weight-complex="bold"/>
    </style:style>
    <style:style style:name="P2" style:family="paragraph" style:parent-style-name="Standard">
      <style:text-properties fo:font-weight="bold" officeooo:rsid="0018d990" officeooo:paragraph-rsid="00161a19" style:font-weight-asian="bold" style:font-weight-complex="bold"/>
    </style:style>
    <style:style style:name="P3" style:family="paragraph" style:parent-style-name="Standard">
      <style:text-properties fo:font-weight="bold" officeooo:rsid="00241f43" officeooo:paragraph-rsid="00241f43" style:font-weight-asian="bold" style:font-weight-complex="bold"/>
    </style:style>
    <style:style style:name="P4" style:family="paragraph" style:parent-style-name="Standard">
      <style:text-properties fo:font-weight="normal" officeooo:rsid="001c56c3" officeooo:paragraph-rsid="001c56c3" style:font-weight-asian="normal" style:font-weight-complex="normal"/>
    </style:style>
    <style:style style:name="P5" style:family="paragraph" style:parent-style-name="Standard">
      <style:text-properties fo:font-weight="normal" officeooo:rsid="001c56c3" officeooo:paragraph-rsid="00241f43" style:font-weight-asian="normal" style:font-weight-complex="normal"/>
    </style:style>
    <style:style style:name="P6" style:family="paragraph" style:parent-style-name="Standard">
      <style:text-properties style:text-position="0% 100%" style:font-name="Arial1" fo:font-size="11pt" fo:font-style="normal" fo:font-weight="normal" officeooo:rsid="00210851" officeooo:paragraph-rsid="00210851" style:font-size-asian="11pt" style:font-style-asian="normal" style:font-weight-asian="normal" style:font-size-complex="12pt" style:font-style-complex="normal" style:font-weight-complex="normal"/>
    </style:style>
    <style:style style:name="P7" style:family="paragraph" style:parent-style-name="Standard">
      <style:text-properties style:text-position="0% 100%" style:font-name="Arial1" fo:font-size="11pt" fo:font-style="normal" fo:font-weight="normal" officeooo:rsid="001712ff" officeooo:paragraph-rsid="001c56c3" style:font-size-asian="11pt" style:font-style-asian="normal" style:font-weight-asian="normal" style:font-size-complex="12pt" style:font-style-complex="normal" style:font-weight-complex="normal"/>
    </style:style>
    <style:style style:name="P8" style:family="paragraph" style:parent-style-name="Standard">
      <style:text-properties style:text-position="0% 100%" style:font-name="Arial1" fo:font-size="11pt" fo:font-style="normal" fo:font-weight="normal" officeooo:rsid="00241f43" officeooo:paragraph-rsid="00241f43" style:font-size-asian="11pt" style:font-style-asian="normal" style:font-weight-asian="normal" style:font-size-complex="12pt" style:font-style-complex="normal" style:font-weight-complex="normal"/>
    </style:style>
    <style:style style:name="P9" style:family="paragraph" style:parent-style-name="Standard">
      <style:text-properties officeooo:paragraph-rsid="00241f43"/>
    </style:style>
    <style:style style:name="P10" style:family="paragraph" style:parent-style-name="Standard">
      <style:paragraph-properties fo:break-before="page"/>
      <style:text-properties style:text-position="0% 100%" style:font-name="Arial1" fo:font-size="11pt" fo:font-style="normal" fo:font-weight="bold" officeooo:rsid="00241f43" officeooo:paragraph-rsid="00241f43" style:font-size-asian="11pt" style:font-style-asian="normal" style:font-weight-asian="bold" style:font-size-complex="12pt" style:font-style-complex="normal" style:font-weight-complex="bold"/>
    </style:style>
    <style:style style:name="P11" style:family="paragraph" style:parent-style-name="Standard">
      <style:text-properties style:text-position="0% 100%" style:font-name="Arial1" fo:font-size="11pt" fo:font-style="normal" fo:font-weight="normal" officeooo:rsid="00259a9e" officeooo:paragraph-rsid="00259a9e" style:font-size-asian="11pt" style:font-style-asian="normal" style:font-weight-asian="normal" style:font-size-complex="12pt" style:font-style-complex="normal" style:font-weight-complex="normal"/>
    </style:style>
    <style:style style:name="P12" style:family="paragraph" style:parent-style-name="Standard">
      <style:text-properties style:text-position="0% 100%" style:font-name="Arial1" fo:font-size="11pt" fo:font-style="normal" fo:font-weight="normal" officeooo:rsid="00267e67" officeooo:paragraph-rsid="00267e67" style:font-size-asian="11pt" style:font-style-asian="normal" style:font-weight-asian="normal" style:font-size-complex="12pt" style:font-style-complex="normal" style:font-weight-complex="normal"/>
    </style:style>
    <style:style style:name="P13" style:family="paragraph" style:parent-style-name="Standard">
      <style:text-properties style:text-position="0% 100%" style:font-name="Arial1" fo:font-size="11pt" fo:font-style="normal" fo:font-weight="normal" officeooo:rsid="00281dae" officeooo:paragraph-rsid="00281dae" style:font-size-asian="11pt" style:font-style-asian="normal" style:font-weight-asian="normal" style:font-size-complex="12pt" style:font-style-complex="normal" style:font-weight-complex="normal"/>
    </style:style>
    <style:style style:name="P14" style:family="paragraph" style:parent-style-name="Standard">
      <style:text-properties style:text-position="0% 100%" style:font-name="Arial1" fo:font-size="11pt" fo:font-style="normal" fo:font-weight="bold" officeooo:rsid="00259a9e" officeooo:paragraph-rsid="00259a9e" style:font-size-asian="11pt" style:font-style-asian="normal" style:font-weight-asian="bold" style:font-size-complex="12pt" style:font-style-complex="normal" style:font-weight-complex="bold"/>
    </style:style>
    <style:style style:name="P15" style:family="paragraph" style:parent-style-name="Table_20_Contents">
      <style:paragraph-properties fo:text-align="end" style:justify-single-word="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officeooo:rsid="00224f64" style:font-style-asian="italic" style:font-style-complex="italic"/>
    </style:style>
    <style:style style:name="T4" style:family="text">
      <style:text-properties officeooo:rsid="001ff939"/>
    </style:style>
    <style:style style:name="T5" style:family="text">
      <style:text-properties officeooo:rsid="001712ff"/>
    </style:style>
    <style:style style:name="T6" style:family="text">
      <style:text-properties officeooo:rsid="00224f64"/>
    </style:style>
    <style:style style:name="fr1" style:family="graphic" style:parent-style-name="Frame">
      <style:graphic-properties fo:margin-left="0.0791in" fo:margin-right="0.0791in" fo:margin-top="0in" fo:margin-bottom="0in" style:vertical-pos="from-top"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4"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Summations</text:p>
      <text:p text:style-name="P1"/>
      <text:p text:style-name="P3">Example Programming Problems</text:p>
      <text:p text:style-name="P1"/>
      <text:p text:style-name="P1"><draw:frame draw:style-name="fr1" draw:name="Frame1" text:anchor-type="as-char" svg:y="-0.2807in" svg:width="1.7098in" draw:z-index="0"><draw:text-box fo:min-height="0.4484in"><text:p text:style-name="Equation"><draw:frame draw:style-name="fr3" draw:name="Object6" text:anchor-type="as-char" svg:y="-0.2807in" svg:width="1.7098in" svg:height="0.4484in" style:rel-height="scale" draw:z-index="1"><draw:object xlink:href="./Object 8" xlink:type="simple" xlink:show="embed" xlink:actuate="onLoad"/><draw:image xlink:href="./ObjectReplacements/Object 8" xlink:type="simple" xlink:show="embed" xlink:actuate="onLoad"/></draw:frame><text:span text:style-name="T1"><text:line-break/></text:span>Equation <text:sequence text:ref-name="refEquation0" text:name="Equation" text:formula="ooow:Equation+1" style:num-format="1">1</text:sequence></text:p></draw:text-box></draw:frame></text:p>
      <text:p text:style-name="P1"/>
      <text:p text:style-name="P1"><draw:frame draw:style-name="fr1" draw:name="Frame2" text:anchor-type="as-char" svg:y="-0.2807in" svg:width="0.8665in" draw:z-index="2"><draw:text-box fo:min-height="0.798in"><text:p text:style-name="Equation"><draw:frame draw:style-name="fr4" draw:name="Object7" text:anchor-type="as-char" svg:width="0.4035in" svg:height="0.4484in" style:rel-height="scale" draw:z-index="3"><draw:object xlink:href="./Object 9" xlink:type="simple" xlink:show="embed" xlink:actuate="onLoad"/><draw:image xlink:href="./ObjectReplacements/Object 9" xlink:type="simple" xlink:show="embed" xlink:actuate="onLoad"/></draw:frame><text:span text:style-name="T1"><text:line-break/></text:span>Equation <text:sequence text:ref-name="refEquation1" text:name="Equation" text:formula="ooow:Equation+1" style:num-format="1">2</text:sequence></text:p></draw:text-box></draw:frame></text:p>
      <text:p text:style-name="P1"/>
      <text:p text:style-name="P1"><draw:frame draw:style-name="fr1" draw:name="Frame3" text:anchor-type="as-char" svg:y="-0.2807in" svg:width="0.8236in" draw:z-index="4"><draw:text-box fo:min-height="0.861in"><text:p text:style-name="Equation"><draw:frame draw:style-name="fr4" draw:name="Object11" text:anchor-type="as-char" svg:width="0.4201in" svg:height="0.4484in" style:rel-height="scale" draw:z-index="5"><draw:object xlink:href="./Object 10" xlink:type="simple" xlink:show="embed" xlink:actuate="onLoad"/><draw:image xlink:href="./ObjectReplacements/Object 10" xlink:type="simple" xlink:show="embed" xlink:actuate="onLoad"/></draw:frame><text:span text:style-name="T1"><text:line-break/></text:span>Equation <text:sequence text:ref-name="refEquation2" text:name="Equation" text:formula="ooow:Equation+1" style:num-format="1">3</text:sequence></text:p></draw:text-box></draw:frame></text:p>
      <text:p text:style-name="P1"/>
      <text:p text:style-name="P1"><draw:frame draw:style-name="fr1" draw:name="Frame4" text:anchor-type="as-char" svg:y="-0.2681in" svg:width="0.8665in" draw:z-index="6"><draw:text-box fo:min-height="0.8043in"><text:p text:style-name="Equation"><draw:frame draw:style-name="fr4" draw:name="Object12" text:anchor-type="as-char" svg:width="0.7311in" svg:height="0.4362in" style:rel-height="scale" draw:z-index="7"><draw:object xlink:href="./Object 12" xlink:type="simple" xlink:show="embed" xlink:actuate="onLoad"/><draw:image xlink:href="./ObjectReplacements/Object 12" xlink:type="simple" xlink:show="embed" xlink:actuate="onLoad"/></draw:frame><text:span text:style-name="T1"><text:line-break/></text:span>Equation <text:sequence text:ref-name="refEquation3" text:name="Equation" text:formula="ooow:Equation+1" style:num-format="1">4</text:sequence></text:p></draw:text-box></draw:frame></text:p>
      <text:p text:style-name="P1"/>
      <text:p text:style-name="P4">The fractional relative error is</text:p>
      <text:p text:style-name="P1"><draw:frame draw:style-name="fr1" draw:name="Frame5" text:anchor-type="as-char" svg:y="-0.2693in" svg:width="0.9402in" draw:z-index="8"><draw:text-box fo:min-height="0.4429in"><text:p text:style-name="Equation"><draw:frame draw:style-name="fr4" draw:name="Object13" text:anchor-type="as-char" svg:width="0.9402in" svg:height="0.4429in" style:rel-height="scale" draw:z-index="9"><draw:object xlink:href="./Object 13" xlink:type="simple" xlink:show="embed" xlink:actuate="onLoad"/><draw:image xlink:href="./ObjectReplacements/Object 13" xlink:type="simple" xlink:show="embed" xlink:actuate="onLoad"/></draw:frame><text:span text:style-name="T1"><text:line-break/></text:span>Equation <text:sequence text:ref-name="refEquation4" text:name="Equation" text:formula="ooow:Equation+1" style:num-format="1">5</text:sequence></text:p></draw:text-box></draw:frame></text:p>
      <text:p text:style-name="P1"/>
      <text:p text:style-name="P4">Note in Eq. 5, <text:span text:style-name="T2">f</text:span> is the value being calculated with a computational technique. Also, this error cannot be calculated for the first iteration of the technique.</text:p>
      <text:p text:style-name="P7"/>
      <text:p text:style-name="P6"/>
      <text:p text:style-name="P6"/>
      <text:p text:style-name="P10">Student Programming Problems</text:p>
      <text:p text:style-name="P5"/>
      <text:p text:style-name="P5"><draw:frame draw:style-name="fr1" draw:name="Frame6" text:anchor-type="as-char" svg:y="-0.2681in" svg:width="1.7264in" draw:z-index="12"><draw:text-box fo:min-height="0.4362in"><text:p text:style-name="Equation"><draw:frame draw:style-name="fr4" draw:name="Object1" text:anchor-type="as-char" svg:width="1.7264in" svg:height="0.4362in" style:rel-height="scale" draw:z-index="13"><draw:object xlink:href="./Object 1" xlink:type="simple" xlink:show="embed" xlink:actuate="onLoad"/><draw:image xlink:href="./ObjectReplacements/Object 1" xlink:type="simple" xlink:show="embed" xlink:actuate="onLoad"/><svg:desc>formula</svg:desc></draw:frame><text:span text:style-name="T1"><text:line-break/></text:span>Equation <text:sequence text:ref-name="refEquation5" text:name="Equation" text:formula="ooow:Equation+1" style:num-format="1">6</text:sequence></text:p></draw:text-box></draw:frame><text:span text:style-name="T4">NOTE: </text:span><text:span text:style-name="T4"><draw:frame draw:style-name="fr5" draw:name="Object2" text:anchor-type="as-char" svg:y="-0.1484in" svg:width="0.439in" svg:height="0.1846in" draw:z-index="16"><draw:object xlink:href="./Object 2" xlink:type="simple" xlink:show="embed" xlink:actuate="onLoad"/><draw:image xlink:href="./ObjectReplacements/Object 2" xlink:type="simple" xlink:show="embed" xlink:actuate="onLoad"/><svg:desc>formula</svg:desc></draw:frame></text:span></text:p>
      <text:p text:style-name="P9"/>
      <text:p text:style-name="P6"><text:span text:style-name="T5">S</text:span>ample <text:span text:style-name="T6">Mean and </text:span>Standard Deviation</text:p>
      <text:p text:style-name="P6"/>
      <text:p text:style-name="P6"><draw:frame draw:style-name="fr1" draw:name="Frame8" text:anchor-type="as-char" svg:y="-0.5083in" svg:width="0.8236in" draw:z-index="14"><draw:text-box fo:min-height="1.1598in"><text:p text:style-name="Equation"><draw:frame draw:style-name="fr4" draw:name="Object5" text:anchor-type="as-char" svg:width="0.6839in" svg:height="0.6575in" style:rel-height="scale" draw:z-index="15"><draw:object xlink:href="./Object 5" xlink:type="simple" xlink:show="embed" xlink:actuate="onLoad"/><draw:image xlink:href="./ObjectReplacements/Object 5" xlink:type="simple" xlink:show="embed" xlink:actuate="onLoad"/></draw:frame><text:span text:style-name="T1"><text:line-break/></text:span>Equation <text:sequence text:ref-name="refEquation6" text:name="Equation" text:formula="ooow:Equation+1" style:num-format="1">7</text:sequence></text:p></draw:text-box></draw:frame><text:span text:style-name="T6">This is the sample mean</text:span></text:p>
      <text:p text:style-name="P6"/>
      <text:p text:style-name="P6"><draw:frame draw:style-name="fr1" draw:name="Frame7" text:anchor-type="as-char" svg:y="-0.5689in" svg:width="1.1661in" draw:z-index="10"><draw:text-box fo:min-height="0.7181in"><text:p text:style-name="Equation"><draw:frame draw:style-name="fr4" draw:name="Object3" text:anchor-type="as-char" svg:width="1.1661in" svg:height="0.7181in" style:rel-height="scale" draw:z-index="11"><draw:object xlink:href="./Object 3" xlink:type="simple" xlink:show="embed" xlink:actuate="onLoad"/><draw:image xlink:href="./ObjectReplacements/Object 3" xlink:type="simple" xlink:show="embed" xlink:actuate="onLoad"/></draw:frame><text:span text:style-name="T1"><text:line-break/></text:span>Equation <text:sequence text:ref-name="refEquation7" text:name="Equation" text:formula="ooow:Equation+1" style:num-format="1">8</text:sequence></text:p></draw:text-box></draw:frame><text:span text:style-name="T2">n</text:span> is number of observations and <text:span text:style-name="T3">s</text:span><text:span text:style-name="T6"> is the sample standard deviation.</text:span></text:p>
      <text:p text:style-name="P6"/>
      <text:p text:style-name="P6"/>
      <text:p text:style-name="P8">Median</text:p>
      <text:p text:style-name="P8">For an odd number of values in a data set, the median is the number in the middle if the values are arranged in order. For an even number of values, the median is the average of the two values in the middle of the data set.</text:p>
      <text:p text:style-name="P8"/>
      <text:p text:style-name="P8">Mode</text:p>
      <text:p text:style-name="P8">The mode is the value that appears the most times (most frequently) in a data set. If there is a tie for the most frequent value then there are multiple modes.</text:p>
      <text:p text:style-name="P6"/>
      <text:p text:style-name="P14">Products</text:p>
      <text:p text:style-name="P11"/>
      <text:p text:style-name="P11">Sometimes one needs to compute a product</text:p>
      <text:p text:style-name="P11"/>
      <text:p text:style-name="P11"><draw:frame draw:style-name="fr2" draw:name="Frame9" text:anchor-type="as-char" svg:y="-0.2827in" svg:width="2.5583in" draw:z-index="17"><draw:text-box fo:min-height="0.5673in"><text:p text:style-name="Equation"><draw:frame draw:style-name="fr6" draw:name="Object4" text:anchor-type="as-char" svg:width="2.5583in" svg:height="0.5673in" style:rel-height="scale" draw:z-index="18"><draw:object xlink:href="./Object 4" xlink:type="simple" xlink:show="embed" xlink:actuate="onLoad"/><draw:image xlink:href="./ObjectReplacements/Object 4" xlink:type="simple" xlink:show="embed" xlink:actuate="onLoad"/></draw:frame><text:span text:style-name="T1"><text:line-break/></text:span>Equation <text:sequence text:ref-name="refEquation8" text:name="Equation" text:formula="ooow:Equation+1" style:num-format="1">9</text:sequence></text:p></draw:text-box></draw:frame></text:p>
      <text:p text:style-name="P11"/>
      <text:p text:style-name="P12">Write your own code to compute eq. 9. </text:p>
      <text:p text:style-name="P12"/>
      <text:p text:style-name="P12">Use the following data:</text:p>
      <text:p text:style-name="P12"/>
      <text:p text:style-name="P12"/>
      <table:table table:name="Table1" table:style-name="Table1">
        <table:table-column table:style-name="Table1.A" table:number-columns-repeated="2"/>
        <table:table-row>
          <table:table-cell table:style-name="Table1.A1" office:value-type="string">
            <text:p text:style-name="Table_20_Contents">x</text:p>
          </table:table-cell>
          <table:table-cell table:style-name="Table1.A1" office:value-type="string">
            <text:p text:style-name="Table_20_Contents">y</text:p>
          </table:table-cell>
        </table:table-row>
        <table:table-row>
          <table:table-cell table:style-name="Table1.A1" office:value-type="string">
            <text:p text:style-name="P15">0</text:p>
          </table:table-cell>
          <table:table-cell table:style-name="Table1.A1" office:value-type="string">
            <text:p text:style-name="P15">0.1</text:p>
          </table:table-cell>
        </table:table-row>
        <table:table-row>
          <table:table-cell table:style-name="Table1.A1" office:value-type="string">
            <text:p text:style-name="P15">0.1</text:p>
          </table:table-cell>
          <table:table-cell table:style-name="Table1.A1" office:value-type="string">
            <text:p text:style-name="P15">0.08023</text:p>
          </table:table-cell>
        </table:table-row>
        <table:table-row>
          <table:table-cell table:style-name="Table1.A1" office:value-type="string">
            <text:p text:style-name="P15">0.2</text:p>
          </table:table-cell>
          <table:table-cell table:style-name="Table1.A1" office:value-type="string">
            <text:p text:style-name="P15">0.02016</text:p>
          </table:table-cell>
        </table:table-row>
        <text:soft-page-break/>
        <table:table-row>
          <table:table-cell table:style-name="Table1.A1" office:value-type="string">
            <text:p text:style-name="P15">0.3</text:p>
          </table:table-cell>
          <table:table-cell table:style-name="Table1.A1" office:value-type="string">
            <text:p text:style-name="P15">-0.08351</text:p>
          </table:table-cell>
        </table:table-row>
        <table:table-row>
          <table:table-cell table:style-name="Table1.A1" office:value-type="string">
            <text:p text:style-name="P15">0.4</text:p>
          </table:table-cell>
          <table:table-cell table:style-name="Table1.A1" office:value-type="string">
            <text:p text:style-name="P15">-0.23408</text:p>
          </table:table-cell>
        </table:table-row>
        <table:table-row>
          <table:table-cell table:style-name="Table1.A1" office:value-type="string">
            <text:p text:style-name="P15">0.5</text:p>
          </table:table-cell>
          <table:table-cell table:style-name="Table1.A1" office:value-type="string">
            <text:p text:style-name="P15">-0.43125</text:p>
          </table:table-cell>
        </table:table-row>
        <table:table-row>
          <table:table-cell table:style-name="Table1.A1" office:value-type="string">
            <text:p text:style-name="P15">0.6</text:p>
          </table:table-cell>
          <table:table-cell table:style-name="Table1.A1" office:value-type="string">
            <text:p text:style-name="P15">-0.66752</text:p>
          </table:table-cell>
        </table:table-row>
        <table:table-row>
          <table:table-cell table:style-name="Table1.A1" office:value-type="string">
            <text:p text:style-name="P15">0.7</text:p>
          </table:table-cell>
          <table:table-cell table:style-name="Table1.A1" office:value-type="string">
            <text:p text:style-name="P15">-0.92459</text:p>
          </table:table-cell>
        </table:table-row>
        <table:table-row>
          <table:table-cell table:style-name="Table1.A1" office:value-type="string">
            <text:p text:style-name="P15">0.8</text:p>
          </table:table-cell>
          <table:table-cell table:style-name="Table1.A1" office:value-type="string">
            <text:p text:style-name="P15">-1.16976</text:p>
          </table:table-cell>
        </table:table-row>
        <table:table-row>
          <table:table-cell table:style-name="Table1.A1" office:value-type="string">
            <text:p text:style-name="P15">0.9</text:p>
          </table:table-cell>
          <table:table-cell table:style-name="Table1.A1" office:value-type="string">
            <text:p text:style-name="P15">-1.35233</text:p>
          </table:table-cell>
        </table:table-row>
        <table:table-row>
          <table:table-cell table:style-name="Table1.A1" office:value-type="string">
            <text:p text:style-name="P15">1</text:p>
          </table:table-cell>
          <table:table-cell table:style-name="Table1.A1" office:value-type="string">
            <text:p text:style-name="P15">-1.4</text:p>
          </table:table-cell>
        </table:table-row>
      </table:table>
      <text:p text:style-name="P12"/>
      <text:p text:style-name="P13">Try different x values in your code between 0 an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Equation"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9-05T11:39:50.489465082</meta:creation-date>
    <dc:date>2019-02-15T12:53:52.583331205</dc:date>
    <meta:editing-duration>PT20H29M7S</meta:editing-duration>
    <meta:editing-cycles>11</meta:editing-cycles>
    <meta:generator>LibreOffice/6.0.7.3$Linux_X86_64 LibreOffice_project/00m0$Build-3</meta:generator>
    <meta:document-statistic meta:table-count="1" meta:image-count="0" meta:object-count="10" meta:page-count="3" meta:paragraph-count="57" meta:word-count="215" meta:character-count="1137" meta:non-whitespace-character-count="971"/>
  </office:meta>
</office:document-meta>
</file>

<file path=Object 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i</mi>
              <mo stretchy="false">=</mo>
              <mn>1</mn>
            </mrow>
            <mi mathvariant="normal">∞</mi>
          </munderover>
          <mrow>
            <msup>
              <mrow>
                <mo fence="true" stretchy="false">(</mo>
                <mrow>
                  <mrow>
                    <mo stretchy="false">−</mo>
                    <mn>1</mn>
                  </mrow>
                </mrow>
                <mo fence="true" stretchy="false">)</mo>
              </mrow>
              <mrow>
                <mi>i</mi>
                <mo stretchy="false">+</mo>
                <mn>1</mn>
              </mrow>
            </msup>
            <mfrac>
              <msup>
                <mi>x</mi>
                <mi>i</mi>
              </msup>
              <mi>i</mi>
            </mfrac>
          </mrow>
        </mrow>
      </mrow>
    </mrow>
    <annotation encoding="StarMath 5.0">log( 1+x ) = sum from i=1 to infinity { (-1)^{i+1} {x^i} over {i}}</annotation>
  </semantics>
</math>
</file>

<file path=Object 10/content.xml><?xml version="1.0" encoding="utf-8"?>
<math xmlns="http://www.w3.org/1998/Math/MathML" display="block">
  <semantics>
    <mrow>
      <munderover>
        <mo stretchy="false">∑</mo>
        <mrow>
          <mi>i</mi>
          <mo stretchy="false">=</mo>
          <mn>1</mn>
        </mrow>
        <mi>n</mi>
      </munderover>
      <msup>
        <mi>a</mi>
        <mi>i</mi>
      </msup>
    </mrow>
    <annotation encoding="StarMath 5.0">sum from i=1 to n a^i</annotation>
  </semantics>
</math>
</file>

<file path=Object 12/content.xml><?xml version="1.0" encoding="utf-8"?>
<math xmlns="http://www.w3.org/1998/Math/MathML" display="block">
  <semantics>
    <mrow>
      <msup>
        <mi>e</mi>
        <mi>x</mi>
      </msup>
      <mo stretchy="false">=</mo>
      <mrow>
        <munderover>
          <mo stretchy="false">∑</mo>
          <mrow>
            <mi>i</mi>
            <mo stretchy="false">=</mo>
            <mn>0</mn>
          </mrow>
          <mi mathvariant="normal">∞</mi>
        </munderover>
        <mfrac>
          <msup>
            <mi>x</mi>
            <mi>i</mi>
          </msup>
          <mrow>
            <mi>i</mi>
            <mi>!</mi>
          </mrow>
        </mfrac>
      </mrow>
    </mrow>
    <annotation encoding="StarMath 5.0">e^x = sum from i=0 to infinity {{ x^i} over { i! }}</annotation>
  </semantics>
</math>
</file>

<file path=Object 13/content.xml><?xml version="1.0" encoding="utf-8"?>
<math xmlns="http://www.w3.org/1998/Math/MathML" display="block">
  <semantics>
    <mrow>
      <msub>
        <mi>ϵ</mi>
        <mi>r</mi>
      </msub>
      <mo stretchy="false">=</mo>
      <mrow>
        <mo fence="true" stretchy="true">|</mo>
        <mrow>
          <mfrac>
            <mrow>
              <msub>
                <mi>f</mi>
                <mi>i</mi>
              </msub>
              <mo stretchy="false">−</mo>
              <msub>
                <mi>f</mi>
                <mrow>
                  <mi>i</mi>
                  <mo stretchy="false">−</mo>
                  <mn>1</mn>
                </mrow>
              </msub>
            </mrow>
            <msub>
              <mi>f</mi>
              <mi>i</mi>
            </msub>
          </mfrac>
        </mrow>
        <mo fence="true" stretchy="true">|</mo>
      </mrow>
    </mrow>
    <annotation encoding="StarMath 5.0">%epsilon_r = abs{ {f_i - f_{i-1}} over f_i}</annotation>
  </semantics>
</math>
</file>

<file path=Object 2/content.xml><?xml version="1.0" encoding="utf-8"?>
<math xmlns="http://www.w3.org/1998/Math/MathML" display="block">
  <semantics>
    <mrow>
      <mrow>
        <mo fence="true" stretchy="true">|</mo>
        <mrow>
          <mi>x</mi>
        </mrow>
        <mo fence="true" stretchy="true">|</mo>
      </mrow>
      <mo stretchy="false">&lt;</mo>
      <mn>1</mn>
    </mrow>
    <annotation encoding="StarMath 5.0">abs{x  } &lt; 1</annotation>
  </semantics>
</math>
</file>

<file path=Object 3/content.xml><?xml version="1.0" encoding="utf-8"?>
<math xmlns="http://www.w3.org/1998/Math/MathML" display="block">
  <semantics>
    <mrow>
      <mi>s</mi>
      <mo stretchy="false">=</mo>
      <msqrt>
        <mfrac>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row>
            <mi>n</mi>
            <mo stretchy="false">−</mo>
            <mn>1</mn>
          </mrow>
        </mfrac>
      </msqrt>
    </mrow>
    <annotation encoding="StarMath 5.0">s = sqrt{ {sum from i=1 to n {(x_i-bar x)^2} over {n-1 }} }</annotation>
  </semantics>
</math>
</file>

<file path=Object 4/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1</mn>
            </mrow>
            <mi>n</mi>
          </munderover>
          <msub>
            <mi>y</mi>
            <mi>i</mi>
          </msub>
        </mrow>
      </mrow>
      <mrow>
        <mrow>
          <munderover>
            <mo stretchy="false">∏</mo>
            <mtable>
              <mtr>
                <mtd>
                  <mrow>
                    <mi>j</mi>
                    <mo stretchy="false">=</mo>
                    <mn>1</mn>
                  </mrow>
                </mtd>
              </mtr>
              <mtr>
                <mtd>
                  <mrow>
                    <mi>j</mi>
                    <mo stretchy="false">≠</mo>
                    <mn>1</mn>
                  </mrow>
                </mtd>
              </mtr>
            </mtable>
            <mi>n</mi>
          </munderover>
          <mfrac>
            <mrow>
              <mo fence="true" stretchy="false">(</mo>
              <mrow>
                <mrow>
                  <mi>x</mi>
                  <mo stretchy="false">−</mo>
                  <msub>
                    <mi>x</mi>
                    <mi>j</mi>
                  </msub>
                </mrow>
              </mrow>
              <mo fence="true" stretchy="false">)</mo>
            </mrow>
            <mrow>
              <mo fence="true" stretchy="false">(</mo>
              <mrow>
                <mrow>
                  <msub>
                    <mi>x</mi>
                    <mi>i</mi>
                  </msub>
                  <mo stretchy="false">−</mo>
                  <msub>
                    <mi>x</mi>
                    <mi>j</mi>
                  </msub>
                </mrow>
              </mrow>
              <mo fence="true" stretchy="false">)</mo>
            </mrow>
          </mfrac>
        </mrow>
        <mo stretchy="false">=</mo>
        <mrow>
          <munderover>
            <mo stretchy="false">∑</mo>
            <mrow>
              <mi>i</mi>
              <mo stretchy="false">=</mo>
              <mn>1</mn>
            </mrow>
            <mi>n</mi>
          </munderover>
          <msub>
            <mi>y</mi>
            <mi>i</mi>
          </msub>
        </mrow>
      </mrow>
      <msub>
        <mi>L</mi>
        <mi>i</mi>
      </msub>
      <mrow>
        <mo fence="true" stretchy="false">(</mo>
        <mrow>
          <mi>x</mi>
        </mrow>
        <mo fence="true" stretchy="false">)</mo>
      </mrow>
    </mrow>
    <annotation encoding="StarMath 5.0">f( x) = sum from i=1 to n y_i prod from matrix{j=1##j&lt;&gt;1} to n { ( x-x_j ) over ( x_i-x_j )} = sum from i =1 to n y_i L_i( x) </annotation>
  </semantics>
</math>
</file>

<file path=Object 5/content.xml><?xml version="1.0" encoding="utf-8"?>
<math xmlns="http://www.w3.org/1998/Math/MathML" display="block">
  <semantics>
    <mrow>
      <mover accent="true">
        <mi>x</mi>
        <mo stretchy="false">¯</mo>
      </mover>
      <mo stretchy="false">=</mo>
      <mfrac>
        <mrow>
          <munderover>
            <mo stretchy="false">∑</mo>
            <mrow>
              <mi>i</mi>
              <mo stretchy="false">=</mo>
              <mn>1</mn>
            </mrow>
            <mi>n</mi>
          </munderover>
          <msub>
            <mi>x</mi>
            <mi>i</mi>
          </msub>
        </mrow>
        <mi>n</mi>
      </mfrac>
    </mrow>
    <annotation encoding="StarMath 5.0">bar x = { sum from i = 1 to n x_i} over { n }</annotation>
  </semantics>
</math>
</file>

<file path=Object 8/content.xml><?xml version="1.0" encoding="utf-8"?>
<math xmlns="http://www.w3.org/1998/Math/MathML" display="block">
  <semantics>
    <mrow>
      <mrow>
        <msub>
          <mi>x</mi>
          <mn>1</mn>
        </msub>
        <mo stretchy="false">+</mo>
        <msub>
          <mi>x</mi>
          <mn>2</mn>
        </msub>
        <mo stretchy="false">+</mo>
        <msub>
          <mi>x</mi>
          <mn>3</mn>
        </msub>
        <mo stretchy="false">+</mo>
        <mn>...</mn>
        <mo stretchy="false">+</mo>
        <msub>
          <mi>x</mi>
          <mi>n</mi>
        </msub>
      </mrow>
      <mo stretchy="false">=</mo>
      <mrow>
        <munderover>
          <mo stretchy="false">∑</mo>
          <mrow>
            <mi>i</mi>
            <mo stretchy="false">=</mo>
            <mn>1</mn>
          </mrow>
          <mi>n</mi>
        </munderover>
        <msub>
          <mi>x</mi>
          <mi>i</mi>
        </msub>
      </mrow>
    </mrow>
    <annotation encoding="StarMath 5.0">x_1 + x_2 + x_3 + ... + x_n = sum from i=1 to n x_i</annotation>
  </semantics>
</math>
</file>

<file path=Object 9/content.xml><?xml version="1.0" encoding="utf-8"?>
<math xmlns="http://www.w3.org/1998/Math/MathML" display="block">
  <semantics>
    <mrow>
      <munderover>
        <mo stretchy="false">∑</mo>
        <mrow>
          <mi>i</mi>
          <mo stretchy="false">=</mo>
          <mn>1</mn>
        </mrow>
        <mi>n</mi>
      </munderover>
      <msup>
        <mi>i</mi>
        <mn>3</mn>
      </msup>
    </mrow>
    <annotation encoding="StarMath 5.0">sum from i=1 to n i^3</annotation>
  </semantics>
</math>
</file>